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48H05M31.228051S" calcext:value-type="time">
            <text:p>748:0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5H13M57.408S" calcext:value-type="time">
            <text:p>05:13</text:p>
          </table:table-cell>
          <table:table-cell table:style-name="ce24"/>
          <table:table-cell table:style-name="ce30" office:value-type="string" calcext:value-type="string">
            <text:p>Toggle SFX, music addition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28H54M28.146S" calcext:value-type="time">
            <text:p>28:5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07:49:34.9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3T12:52:03.287000000</dc:date>
    <dc:creator>Benjamin Laws</dc:creator>
    <meta:editing-duration>P32DT1H40M38S</meta:editing-duration>
    <meta:editing-cycles>851</meta:editing-cycles>
    <meta:generator>LibreOffice/7.2.6.2$Windows_X86_64 LibreOffice_project/b0ec3a565991f7569a5a7f5d24fed7f52653d754</meta:generator>
    <meta:document-statistic meta:table-count="2" meta:cell-count="1116" meta:object-count="0"/>
  </office:meta>
</office:document-meta>
</file>